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3335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202124" loext:opacity="100%" fo:letter-spacing="normal" style:font-name-complex="inherit" style:font-size-complex="18pt" style:language-complex="bn" style:country-complex="BD" style:font-style-complex="normal" style:font-weight-complex="normal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3335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202124" loext:opacity="100%" fo:letter-spacing="normal"/>
    </style:style>
    <style:style style:name="T1" style:family="text">
      <style:text-properties style:font-name="inherit" fo:font-size="18pt" fo:language="bn" fo:country="BD" fo:font-style="normal" fo:font-weight="normal"/>
    </style:style>
    <style:style style:name="T2" style:family="text">
      <style:text-properties style:font-name-complex="inherit" style:font-size-complex="18pt" style:language-complex="bn" style:country-complex="BD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tw-target-text"/>স্বাস্থ্য এবং ফিটনেস স্টুডিও</text:p>
      <text:p text:style-name="P2"><text:bookmark text:name="tw-target-text1"/><text:span text:style-name="T2">একটি জিমনেসিয়াম</text:span><text:span text:style-name="T1">, </text:span><text:span text:style-name="T2">যা একটি জিম নামেও পরিচিত</text:span><text:span text:style-name="T1">, </text:span><text:span text:style-name="T2">এটি অ্যাথলেটিক্সের জন্য একটি আচ্ছাদিত স্থান</text:span></text:p>
      <text:p text:style-name="P2"><text:bookmark text:name="tw-target-text2"/><text:span text:style-name="T2">বারবেল</text:span><text:span text:style-name="T1">, </text:span><text:span text:style-name="T2">জাম্পিং বোর্ড</text:span><text:span text:style-name="T1">, </text:span><text:span text:style-name="T2">রানিং পাথ</text:span><text:span text:style-name="T1">, </text:span><text:span text:style-name="T2">টেনিস</text:span><text:span text:style-name="T1">-</text:span><text:span text:style-name="T2">বল</text:span><text:span text:style-name="T1">, </text:span><text:span text:style-name="T2">ক্রিকেট মাঠ এবং বেড়ার জায়গার মতো জিমনেসিয়া যন্ত্রপাতি অনুশীলন হিসাবে ব্যবহৃত হয়</text:span></text:p>
      <text:p text:style-name="P2"><text:bookmark text:name="tw-target-text3"/><text:span text:style-name="T2">তাদের পাঠ্যক্রমে আত্মরক্ষা</text:span><text:span text:style-name="T1">, </text:span><text:span text:style-name="T2">জিমন্যাস্টিকা মেডিকা</text:span><text:span text:style-name="T1">, </text:span><text:span text:style-name="T2">বা অসুস্থ ও আহতদের সাহায্য করার জন্য শারীরিক থেরাপি এবং শারীরিক সুস্থতা এবং খেলাধুলার জন্য বক্সিং থেকে নাচ থেকে দড়ি বাদ দেওয়া পর্যন্ত অন্তর্ভুক্ত</text:span></text:p>
      <text:p text:style-name="P1"><text:bookmark text:name="tw-target-text4"/>আড্ডা লাইফ</text:p>
      <text:p text:style-name="Standard"/>
      <text:p text:style-name="P1"><text:bookmark text:name="tw-target-text5"/>সামরিক সেবা বা দর্শকদের খেলাধুলার প্রস্তুতি হিসেবে জিমগুলো বেশি ব্যবহৃত হতো।</text:p>
      <text:p text:style-name="P2"><text:bookmark text:name="tw-target-text6"/><text:span text:style-name="T2">স্কুল এবং কলেজের পাঠ্যসূচিতে প্রোগ্রামগুলি যুক্ত করা হয়েছিল যা স্বাস্থ্য</text:span><text:span text:style-name="T1">, </text:span><text:span text:style-name="T2">শক্তি এবং শারীরিক পরিমাপের উপর জোর দেয়।</text:span></text:p>
      <text:p text:style-name="P1"><text:bookmark text:name="tw-target-text7"/>মিকি দেও</text:p>
      <text:p text:style-name="P1"><text:bookmark text:name="tw-target-text8"/>মাইক টিমোবস</text:p>
      <text:p text:style-name="P1"><text:bookmark text:name="tw-target-text9"/>রেমো সিলভাস</text:p>
      <text:p text:style-name="P1"><text:bookmark text:name="tw-target-text10"/>নিসকাল ডিওন</text:p>
      <text:p text:style-name="P2"><text:bookmark text:name="tw-target-text11"/><text:span text:style-name="T2">বর্তমানে</text:span><text:span text:style-name="T1">, </text:span><text:span text:style-name="T2">জিমনেসিয়া ভারতে সাধারণ ব্যাপার।</text:span></text:p>
      <text:p text:style-name="P2"><text:bookmark text:name="tw-target-text12"/><text:span text:style-name="T2">জিম ইন্টারন্যাশনাল জিমনেসিয়াম পরিষেবা</text:span><text:span text:style-name="T1">, </text:span><text:span text:style-name="T2">ফিটনেস এবং শারীরিক ব্যায়ামের জন্য সরঞ্জাম</text:span><text:span text:style-name="T1">, </text:span><text:span text:style-name="T2">ফিটনেস এবং ব্যায়ামের সুবিধা</text:span><text:span text:style-name="T1">, </text:span><text:span text:style-name="T2">ব্যায়াম ক্লাস</text:span><text:span text:style-name="T1">, </text:span><text:span text:style-name="T2">ফিটনেস এবং পুষ্টি সেমিনার</text:span><text:span text:style-name="T1">, </text:span><text:span text:style-name="T2">পুষ্টিতে ব্যক্তিগত প্রশিক্ষণ</text:span><text:span text:style-name="T1">, </text:span><text:span text:style-name="T2">ব্যায়াম এবং ফিটনেস</text:span><text:span text:style-name="T1">, </text:span><text:span text:style-name="T2">ফিটনেস প্রশিক্ষণ</text:span><text:span text:style-name="T1">, </text:span><text:span text:style-name="T2">মিশ্র মার্শাল আর্ট</text:span><text:span text:style-name="T1">, </text:span><text:span text:style-name="T2">বক্সিং এবং কিকবক্সিং প্রদান করে।</text:span></text:p>
      <text:p text:style-name="P2"><text:bookmark text:name="tw-target-text13"/><text:span text:style-name="T2">যাইহোক</text:span><text:span text:style-name="T1">, </text:span><text:span text:style-name="T2">স্বয়ংক্রিয়তা এবং জীবনধারার পরিবর্তনের সাথে</text:span><text:span text:style-name="T1">, </text:span><text:span text:style-name="T2">শারীরিক সুস্থতা এখন কাজ এবং অবসর ক্রিয়াকলাপে দক্ষতার সাথে এবং কার্যকরভাবে কাজ করার</text:span><text:span text:style-name="T1">, </text:span><text:span text:style-name="T2">সুস্থ থাকা</text:span><text:span text:style-name="T1">, </text:span><text:span text:style-name="T2">হাইপোকাইনেটিক রোগ প্রতিরোধ করা</text:span><text:span text:style-name="T1">, </text:span><text:span text:style-name="T2">ইমিউন সিস্টেম উন্নত করা এবং জরুরী পরিস্থিতি মোকাবেলার জন্য শরীরের ক্ষমতার একটি পরিমাপ হিসাবে বিবেচিত হয়।</text:span></text:p>
      <text:p text:style-name="P1"><text:bookmark text:name="tw-target-text14"/><text:soft-page-break/>বাম দিকের লিঙ্কগুলি আপনাকে কীভাবে আমাদের সাথে যোগাযোগ করতে হবে বা সমস্যার সমাধান করতে হবে তা নির্দেশ করবে৷</text:p>
      <text:p text:style-name="P1"><text:bookmark text:name="tw-target-text15"/>যোগাযোগের তথ্য</text:p>
      <text:p text:style-name="Standard"/>
      <text:p text:style-name="P2"><text:bookmark text:name="tw-target-text16"/><text:span text:style-name="T2">ওয়েব ডিজাইন এমন একটি পেশা যেখানে একজন ব্যক্তি একটি ওয়েব পেজ বা ওয়েব সাইট ডিজাইন করেন। ওয়েব পেজে গ্রাফিক্স</text:span><text:span text:style-name="T1">, </text:span><text:span text:style-name="T2">মিউজিক</text:span><text:span text:style-name="T1">, </text:span><text:span text:style-name="T2">অ্যানিমেশন এবং অন্যান্য অনেক কিছু থাকতে পারে। কিছু ওয়েব ডিজাইন ব্যবসার জন্য করা হয়</text:span><text:span text:style-name="T1">, </text:span><text:span text:style-name="T2">এবং কিছু ব্যক্তিগত লোকেদের জন্য করা হয়।</text:span></text:p>
      <text:p text:style-name="P1"><text:bookmark text:name="tw-target-text17"/>সুপ্রদীপ দে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1T16:56:18.050000000</dc:date>
    <meta:editing-duration>PT33M22S</meta:editing-duration>
    <meta:editing-cycles>1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8" meta:word-count="248" meta:character-count="1027" meta:non-whitespace-character-count="798"/>
  </office:meta>
</office:document-meta>
</file>